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410CB45A067CE18F5A.png" manifest:media-type="image/png"/>
  <manifest:file-entry manifest:full-path="Pictures/1000000100000294000002418E90E2262550D390.png" manifest:media-type="image/png"/>
  <manifest:file-entry manifest:full-path="Pictures/100000010000029400000241E1AA0A2A5CBBB6FA.png" manifest:media-type="image/png"/>
  <manifest:file-entry manifest:full-path="Pictures/1000000100000294000002413B7853896168929D.png" manifest:media-type="image/png"/>
  <manifest:file-entry manifest:full-path="Pictures/10000001000002940000024117CBC66F4C2731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465" officeooo:paragraph-rsid="00185465"/>
    </style:style>
    <style:style style:name="P2" style:family="paragraph" style:parent-style-name="Standard">
      <style:paragraph-properties fo:break-before="page"/>
      <style:text-properties officeooo:rsid="00185465" officeooo:paragraph-rsid="001854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099cm" svg:y="0.529cm" svg:width="17.463cm" svg:height="15.266cm" draw:z-index="0"><draw:image xlink:href="Pictures/10000001000002940000024117CBC66F4C27310D.png" xlink:type="simple" xlink:show="embed" xlink:actuate="onLoad" draw:mime-type="image/png"/></draw:frame>K3</text:p>
      <text:p text:style-name="P2">K5</text:p>
      <text:p text:style-name="P1"><draw:frame draw:style-name="fr1" draw:name="Imagen2" text:anchor-type="char" svg:width="17.463cm" svg:height="15.266cm" draw:z-index="1"><draw:image xlink:href="Pictures/1000000100000294000002413B7853896168929D.png" xlink:type="simple" xlink:show="embed" xlink:actuate="onLoad" draw:mime-type="image/png"/></draw:frame></text:p>
      <text:p text:style-name="P2">K7</text:p>
      <text:p text:style-name="P1"><draw:frame draw:style-name="fr1" draw:name="Imagen3" text:anchor-type="char" svg:width="17.463cm" svg:height="15.266cm" draw:z-index="2"><draw:image xlink:href="Pictures/100000010000029400000241E1AA0A2A5CBBB6FA.png" xlink:type="simple" xlink:show="embed" xlink:actuate="onLoad" draw:mime-type="image/png"/></draw:frame></text:p>
      <text:p text:style-name="P2">K51</text:p>
      <text:p text:style-name="P1"><draw:frame draw:style-name="fr1" draw:name="Imagen4" text:anchor-type="char" svg:width="17.463cm" svg:height="15.266cm" draw:z-index="3"><draw:image xlink:href="Pictures/1000000100000294000002418E90E2262550D390.png" xlink:type="simple" xlink:show="embed" xlink:actuate="onLoad" draw:mime-type="image/png"/></draw:frame></text:p>
      <text:p text:style-name="P2">K149</text:p>
      <text:p text:style-name="P1"><draw:frame draw:style-name="fr1" draw:name="Imagen5" text:anchor-type="char" svg:width="17.463cm" svg:height="15.266cm" draw:z-index="4"><draw:image xlink:href="Pictures/1000000100000294000002410CB45A067CE18F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45:05.964208512</meta:creation-date>
    <dc:date>2024-05-30T17:05:22.244359351</dc:date>
    <meta:editing-duration>PT20M19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5" meta:paragraph-count="5" meta:word-count="5" meta:character-count="13" meta:non-whitespace-character-count="13"/>
  </office:meta>
</office:document-meta>
</file>